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7bfa4" style:font-size-asian="14pt" style:font-size-complex="14pt"/>
    </style:style>
    <style:style style:name="P2" style:family="paragraph" style:parent-style-name="Standard">
      <style:text-properties fo:font-size="14pt" officeooo:rsid="0007bfa4" officeooo:paragraph-rsid="0007bfa4" style:font-size-asian="14pt" style:font-size-complex="14pt"/>
    </style:style>
    <style:style style:name="P3" style:family="paragraph" style:parent-style-name="Standard">
      <style:text-properties fo:font-size="14pt" officeooo:rsid="000bb81b" officeooo:paragraph-rsid="000bb81b" style:font-size-asian="14pt" style:font-size-complex="14pt"/>
    </style:style>
    <style:style style:name="P4" style:family="paragraph" style:parent-style-name="Standard">
      <style:text-properties fo:font-size="14pt" officeooo:rsid="000c2188" officeooo:paragraph-rsid="000c2188" style:font-size-asian="14pt" style:font-size-complex="14pt"/>
    </style:style>
    <style:style style:name="P5" style:family="paragraph" style:parent-style-name="Standard">
      <style:text-properties fo:font-size="14pt" officeooo:rsid="00112df7" officeooo:paragraph-rsid="00112df7" style:font-size-asian="14pt" style:font-size-complex="14pt"/>
    </style:style>
    <style:style style:name="P6" style:family="paragraph" style:parent-style-name="Standard">
      <style:text-properties fo:font-size="14pt" officeooo:rsid="00139fbf" officeooo:paragraph-rsid="00139fbf" style:font-size-asian="14pt" style:font-size-complex="14pt"/>
    </style:style>
    <style:style style:name="P7" style:family="paragraph" style:parent-style-name="Standard" style:list-style-name="L1">
      <style:text-properties fo:font-size="14pt" officeooo:rsid="00112df7" officeooo:paragraph-rsid="00112df7" style:font-size-asian="14pt" style:font-size-complex="14pt"/>
    </style:style>
    <style:style style:name="P8" style:family="paragraph" style:parent-style-name="Standard" style:list-style-name="L2">
      <style:text-properties fo:font-size="14pt" officeooo:rsid="0007bfa4" officeooo:paragraph-rsid="0007bfa4" style:font-size-asian="14pt" style:font-size-complex="14pt"/>
    </style:style>
    <style:style style:name="P9" style:family="paragraph" style:parent-style-name="Standard" style:list-style-name="L2">
      <style:text-properties fo:font-size="14pt" officeooo:rsid="000e941c" officeooo:paragraph-rsid="000e941c" style:font-size-asian="14pt" style:font-size-complex="14pt"/>
    </style:style>
    <style:style style:name="P10" style:family="paragraph" style:parent-style-name="Standard" style:list-style-name="L2">
      <style:text-properties fo:font-size="14pt" officeooo:rsid="00108e41" officeooo:paragraph-rsid="00108e41" style:font-size-asian="14pt" style:font-size-complex="14pt"/>
    </style:style>
    <style:style style:name="P11" style:family="paragraph" style:parent-style-name="Standard" style:list-style-name="L2">
      <style:text-properties fo:font-size="14pt" officeooo:rsid="00139fbf" officeooo:paragraph-rsid="00139fbf" style:font-size-asian="14pt" style:font-size-complex="14pt"/>
    </style:style>
    <style:style style:name="P12" style:family="paragraph" style:parent-style-name="Standard" style:list-style-name="L1">
      <style:text-properties fo:font-size="14pt" officeooo:rsid="0016e4cb" officeooo:paragraph-rsid="0016e4cb" style:font-size-asian="14pt" style:font-size-complex="14pt"/>
    </style:style>
    <style:style style:name="P13" style:family="paragraph" style:parent-style-name="Standard" style:list-style-name="L2">
      <style:text-properties fo:font-size="14pt" officeooo:rsid="0017abbb" officeooo:paragraph-rsid="0017abbb" style:font-size-asian="14pt" style:font-size-complex="14pt"/>
    </style:style>
    <style:style style:name="P14" style:family="paragraph" style:parent-style-name="Standard">
      <style:text-properties fo:font-size="14pt" officeooo:rsid="0017abbb" officeooo:paragraph-rsid="0017abbb" style:font-size-asian="14pt" style:font-size-complex="14pt"/>
    </style:style>
    <style:style style:name="T1" style:family="text">
      <style:text-properties fo:font-size="14pt" officeooo:rsid="0007bfa4" style:font-size-asian="14pt" style:font-size-complex="1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<text:span text:style-name="T1">Notes Exos 42</text:span></text:p>
      <text:p text:style-name="P1"/>
      <text:p text:style-name="P5">Raccourcis et autres astuces :</text:p>
      <text:list xml:id="list248322766" text:style-name="L1">
        <text:list-item>
          <text:p text:style-name="P7">ctrl + l : clear terminal</text:p>
        </text:list-item>
        <text:list-item>
          <text:p text:style-name="P12">char str[10] : 10 est le nombre de caracteres totale de str sans le \0</text:p>
        </text:list-item>
      </text:list>
      <text:p text:style-name="P1"/>
      <text:p text:style-name="P2">Shell00 :</text:p>
      <text:list xml:id="list3167973343" text:style-name="L2">
        <text:list-item>
          <text:p text:style-name="P8">touch -t 03220410 bonjour : créer un fichier bonjour a la date du 22/03 a 04 : 10</text:p>
        </text:list-item>
      </text:list>
      <text:p text:style-name="P3"/>
      <text:p text:style-name="P4">C00 :</text:p>
      <text:list xml:id="list164622765947955" text:continue-numbering="true" text:style-name="L2">
        <text:list-item>
          <text:p text:style-name="P9">ex05 (ft_print_comb) : </text:p>
          <text:list>
            <text:list-item>
              <text:p text:style-name="P9">faire attention aux boucles</text:p>
            </text:list-item>
            <text:list-item>
              <text:p text:style-name="P9">faire attention à l’incrementation des variables</text:p>
            </text:list-item>
            <text:list-item>
              <text:p text:style-name="P9">faire attention aux singletons pour les valeurs des chars : ‘1’ != 1</text:p>
            </text:list-item>
          </text:list>
        </text:list-item>
        <text:list-item>
          <text:p text:style-name="P10">ex06 (ft_print_comb2) :</text:p>
          <text:list>
            <text:list-item>
              <text:p text:style-name="P10">faire attention aux boucles</text:p>
            </text:list-item>
            <text:list-item>
              <text:p text:style-name="P10">utiliser 2 duos d’int &lt; 9</text:p>
            </text:list-item>
            <text:list-item>
              <text:p text:style-name="P10">commencer à -1 et incrementer dans la condition de la boucle pour gagner de la place et faciliter l’incrementation</text:p>
            </text:list-item>
            <text:list-item>
              <text:p text:style-name="P10">faire un putint avec les conditions par rapport à l’affichage</text:p>
            </text:list-item>
          </text:list>
        </text:list-item>
      </text:list>
      <text:p text:style-name="P6"/>
      <text:p text:style-name="P6">C01 :</text:p>
      <text:list xml:id="list164622410259795" text:continue-numbering="true" text:style-name="L2">
        <text:list-item>
          <text:p text:style-name="P11">ex07 (ft_rev_int_tab) :</text:p>
          <text:list>
            <text:list-item>
              <text:p text:style-name="P11">faire un tri dichotomique</text:p>
            </text:list-item>
            <text:list-item>
              <text:p text:style-name="P11">faire un mid different en fonction de si le nombre de valeurs est pair ou impair</text:p>
            </text:list-item>
          </text:list>
        </text:list-item>
      </text:list>
      <text:p text:style-name="P6"/>
      <text:p text:style-name="P6">C02 :</text:p>
      <text:list xml:id="list164622765244299" text:continue-numbering="true" text:style-name="L2">
        <text:list-item>
          <text:p text:style-name="P11">ex09 (ft_strcapitalize) :</text:p>
          <text:list>
            <text:list-item>
              <text:p text:style-name="P11">faire les majs avec tous les caracteres imprimables</text:p>
            </text:list-item>
          </text:list>
        </text:list-item>
      </text:list>
      <text:p text:style-name="P14"/>
      <text:p text:style-name="P14">C03 :</text:p>
      <text:list xml:id="list164624073129555" text:continue-numbering="true" text:style-name="L2">
        <text:list-item>
          <text:p text:style-name="P13">ex00 : </text:p>
          <text:list>
            <text:list-item>
              <text:list>
                <text:list-item>
                  <text:p text:style-name="P13">on compare chaque caractere jusqu’au premier caractere different tant que les chaines ne sont pas finis</text:p>
                </text:list-item>
              </text:list>
            </text:list-item>
            <text:list-item>
              <text:p text:style-name="P13"/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2T14:50:03.015795333</meta:creation-date>
    <dc:date>2020-10-11T16:20:56.601821253</dc:date>
    <meta:editing-duration>PT1H23M15S</meta:editing-duration>
    <meta:editing-cycles>7</meta:editing-cycles>
    <meta:generator>LibreOffice/6.4.6.2$Linux_X86_64 LibreOffice_project/40$Build-2</meta:generator>
    <meta:document-statistic meta:table-count="0" meta:image-count="0" meta:object-count="0" meta:page-count="1" meta:paragraph-count="27" meta:word-count="197" meta:character-count="1003" meta:non-whitespace-character-count="845"/>
  </office:meta>
</office:document-meta>
</file>